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df" manifest:media-type=""/>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Helvetica LT Std Light" svg:font-family="'Helvetica LT Std Light'" style:font-pitch="variable"/>
    <style:font-face style:name="MS Gothic1" svg:font-family="'MS Gothic'" style:font-pitch="variable"/>
    <style:font-face style:name="MS PGothic" svg:font-family="'MS PGothic'" style:font-pitch="variable"/>
    <style:font-face style:name="Tahoma1"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wrap" draw:shadow="hidden" draw:shadow-offset-x="0cm" draw:shadow-offset-y="0cm"/>
    </style:style>
    <style:style style:name="gr3" style:family="graphic" style:parent-style-name="standard">
      <style:graphic-properties draw:stroke="solid" svg:stroke-width="0.053cm" svg:stroke-color="#000000"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cm" draw:shadow-offset-y="0cm" draw:start-line-spacing-horizontal="0cm" draw:start-line-spacing-vertical="0cm" draw:end-line-spacing-horizontal="0cm" draw:end-line-spacing-vertical="0cm"/>
    </style:style>
    <style:style style:name="gr4" style:family="graphic" style:parent-style-name="standard" style:list-style-name="L2">
      <style:graphic-properties draw:stroke="none" svg:stroke-color="#000000"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cm" draw:shadow-offset-y="0cm"/>
    </style:style>
    <style:style style:name="gr5" style:family="graphic" style:parent-style-name="standard">
      <style:graphic-properties draw:stroke="solid" svg:stroke-width="0.053cm" svg:stroke-color="#000000" draw:stroke-linejoin="miter" draw:fill="solid" draw:fill-color="#ffffff" draw:textarea-horizontal-align="justify" draw:textarea-vertical-align="middle" draw:auto-grow-height="false" fo:padding-top="0cm" fo:padding-bottom="0cm" fo:padding-left="0cm" fo:padding-right="0cm" fo:wrap-option="wrap" draw:shadow="hidden" draw:shadow-offset-x="0cm" draw:shadow-offset-y="0cm" draw:shadow-opacity="35%"/>
    </style:style>
    <style:style style:name="gr6" style:family="graphic" style:parent-style-name="standard" style:list-style-name="L2">
      <style:graphic-properties draw:stroke="none" svg:stroke-color="#000000"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cm" draw:shadow-offset-y="0cm"/>
    </style:style>
    <style:style style:name="gr7" style:family="graphic" style:parent-style-name="standard" style:list-style-name="L2">
      <style:graphic-properties draw:stroke="none" svg:stroke-color="#000000"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cm" draw:shadow-offset-y="0cm"/>
    </style:style>
    <style:style style:name="gr8" style:family="graphic" style:parent-style-name="standard">
      <style:graphic-properties draw:stroke="solid" svg:stroke-width="0.053cm" svg:stroke-color="#000000" draw:marker-end="msArrowOpenEnd_20_5" draw:marker-end-width="0.315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offset-x="0cm" draw:shadow-offset-y="0cm" draw:start-line-spacing-horizontal="0.63cm" draw:start-line-spacing-vertical="0.63cm" draw:end-line-spacing-horizontal="0.63cm" draw:end-line-spacing-vertical="0.63cm"/>
    </style:style>
    <style:style style:name="gr9" style:family="graphic" style:parent-style-name="standard" style:list-style-name="L2">
      <style:graphic-properties draw:stroke="none" svg:stroke-color="#000000"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cm" draw:shadow-offset-y="0cm"/>
    </style:style>
    <style:style style:name="gr10" style:family="graphic" style:parent-style-name="standard">
      <style:graphic-properties draw:stroke="solid" svg:stroke-width="0.026cm" svg:stroke-color="#000000" draw:stroke-linejoin="miter" draw:fill="solid" draw:fill-color="#eeeeee"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 style:family="graphic" style:parent-style-name="standard" style:list-style-name="L2">
      <style:graphic-properties draw:stroke="none" svg:stroke-color="#000000"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cm" draw:shadow-offset-y="0cm"/>
    </style:style>
    <style:style style:name="gr12" style:family="graphic" style:parent-style-name="standard">
      <style:graphic-properties draw:stroke="solid" svg:stroke-width="0.026cm" svg:stroke-color="#000000" draw:stroke-linejoin="miter" draw:fill="none" draw:fill-color="#376092" draw:textarea-horizontal-align="justify" draw:textarea-vertical-align="middle" draw:auto-grow-height="false" fo:padding-top="0.13cm" fo:padding-bottom="0.13cm" fo:padding-left="0.25cm" fo:padding-right="0.25cm" fo:wrap-option="wrap" draw:shadow="hidden" draw:shadow-offset-x="0cm" draw:shadow-offset-y="0cm"/>
    </style:style>
    <style:style style:name="gr13" style:family="graphic" style:parent-style-name="standard" style:list-style-name="L2">
      <style:graphic-properties draw:stroke="none" svg:stroke-color="#000000" draw:fill="solid" draw:fill-color="#ffffff" draw:textarea-horizontal-align="justify" draw:textarea-vertical-align="top" draw:auto-grow-height="true" fo:min-height="0cm" fo:min-width="0cm" fo:padding-top="0cm" fo:padding-bottom="0cm" fo:padding-left="0cm" fo:padding-right="0cm" fo:wrap-option="no-wrap" draw:shadow="hidden" draw:shadow-offset-x="0cm" draw:shadow-offset-y="0cm"/>
    </style:style>
    <style:style style:name="P1" style:family="paragraph">
      <loext:graphic-properties draw:fill="solid" draw:fill-color="#ffffff"/>
      <style:paragraph-properties style:writing-mode="lr-tb" style:font-independent-line-spacing="true"/>
      <style:text-properties fo:color="#000000"/>
    </style:style>
    <style:style style:name="P2" style:family="paragraph">
      <loext:graphic-properties draw:fill="solid" draw:fill-color="#000000"/>
      <style:paragraph-properties style:writing-mode="lr-tb" style:font-independent-line-spacing="true"/>
      <style:text-properties fo:color="#000000"/>
    </style:style>
    <style:style style:name="P3" style:family="paragraph">
      <loext:graphic-properties draw:fill="none" draw:fill-color="#ffffff"/>
      <style:paragraph-properties fo:text-align="center" style:writing-mode="lr-tb"/>
      <style:text-properties fo:color="#000000" fo:font-size="24pt"/>
    </style:style>
    <style:style style:name="P4" style:family="paragraph">
      <style:paragraph-properties fo:margin-left="0cm" fo:margin-right="0cm" fo:line-height="100%" fo:text-indent="0cm"/>
    </style:style>
    <style:style style:name="P5" style:family="paragraph">
      <loext:graphic-properties draw:fill="none" draw:fill-color="#ffffff"/>
      <style:paragraph-properties fo:margin-left="0cm" fo:margin-right="0cm" fo:line-height="100%" fo:text-indent="0cm" style:writing-mode="lr-tb" style:font-independent-line-spacing="true"/>
      <style:text-properties fo:color="#000000" fo:font-size="24pt" style:font-size-asian="24pt" style:font-size-complex="24pt"/>
    </style:style>
    <style:style style:name="P6" style:family="paragraph">
      <style:paragraph-properties fo:margin-left="0cm" fo:margin-right="0cm" fo:line-height="100%" fo:text-align="center" fo:text-indent="0cm"/>
    </style:style>
    <style:style style:name="P7" style:family="paragraph">
      <loext:graphic-properties draw:fill="solid" draw:fill-color="#ffffff"/>
      <style:paragraph-properties fo:margin-left="0cm" fo:margin-right="0cm" fo:line-height="100%" fo:text-align="center" fo:text-indent="0cm" style:writing-mode="lr-tb" style:font-independent-line-spacing="true"/>
      <style:text-properties fo:color="#000000"/>
    </style:style>
    <style:style style:name="P8" style:family="paragraph">
      <loext:graphic-properties draw:fill="none" draw:fill-color="#ffffff"/>
      <style:paragraph-properties fo:margin-left="0cm" fo:margin-right="0cm" fo:line-height="100%" fo:text-indent="0cm" style:writing-mode="lr-tb" style:font-independent-line-spacing="true"/>
      <style:text-properties fo:color="#000000"/>
    </style:style>
    <style:style style:name="P9" style:family="paragraph">
      <loext:graphic-properties draw:fill="none" draw:fill-color="#ffffff"/>
      <style:paragraph-properties fo:margin-left="0cm" fo:margin-right="0cm" fo:line-height="100%" fo:text-indent="0cm" style:writing-mode="lr-tb" style:font-independent-line-spacing="true"/>
      <style:text-properties fo:color="#000000" fo:font-size="22pt" style:font-size-asian="22pt" style:font-size-complex="22pt"/>
    </style:style>
    <style:style style:name="P10" style:family="paragraph">
      <loext:graphic-properties draw:fill="solid" draw:fill-color="#eeeeee"/>
      <style:paragraph-properties style:writing-mode="lr-tb" style:font-independent-line-spacing="true"/>
      <style:text-properties fo:color="#000000"/>
    </style:style>
    <style:style style:name="P11" style:family="paragraph">
      <style:paragraph-properties fo:margin-left="0cm" fo:margin-right="0cm" fo:line-height="100%" fo:text-align="center" fo:text-indent="0cm" style:punctuation-wrap="simple" style:line-break="normal"/>
    </style:style>
    <style:style style:name="P12" style:family="paragraph">
      <loext:graphic-properties draw:fill="none" draw:fill-color="#ffffff"/>
      <style:paragraph-properties fo:margin-left="0cm" fo:margin-right="0cm" fo:line-height="100%" fo:text-align="center" fo:text-indent="0cm" style:punctuation-wrap="simple" style:line-break="normal" style:writing-mode="lr-tb" style:font-independent-line-spacing="true"/>
      <style:text-properties fo:color="#000000" fo:font-size="24pt" style:font-size-asian="24pt" style:font-size-complex="24pt"/>
    </style:style>
    <style:style style:name="P13" style:family="paragraph">
      <loext:graphic-properties draw:fill="none" draw:fill-color="#376092"/>
      <style:paragraph-properties style:writing-mode="lr-tb" style:font-independent-line-spacing="true"/>
      <style:text-properties fo:color="#000000"/>
    </style:style>
    <style:style style:name="P14" style:family="paragraph">
      <loext:graphic-properties draw:fill="solid" draw:fill-color="#ffffff"/>
      <style:paragraph-properties fo:margin-left="0cm" fo:margin-right="0cm" fo:line-height="100%" fo:text-indent="0cm" style:writing-mode="lr-tb" style:font-independent-line-spacing="true"/>
      <style:text-properties fo:color="#000000" fo:font-size="24pt" style:font-size-asian="24pt" style:font-size-complex="24pt"/>
    </style:style>
    <style:style style:name="T1" style:family="text">
      <style:text-properties fo:color="#000000" style:font-name="Helvetica LT Std Light" fo:font-size="18pt" style:font-name-asian="Helvetica LT Std Light" style:font-size-asian="18pt" style:font-name-complex="Helvetica LT Std Light" style:font-size-complex="18pt"/>
    </style:style>
    <style:style style:name="T2" style:family="text">
      <style:text-properties fo:color="#000000" style:font-name="Helvetica LT Std Light" fo:font-size="16pt" style:font-name-asian="Helvetica LT Std Light" style:font-size-asian="16pt" style:font-name-complex="Helvetica LT Std Light" style:font-size-complex="16pt"/>
    </style:style>
    <style:style style:name="T3" style:family="text">
      <style:text-properties fo:color="#000000" style:font-name="Helvetica LT Std Light" fo:font-size="18pt" style:font-name-asian="MS PGothic" style:font-size-asian="18pt" style:font-name-complex="MS PGothic"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Helvetica LT Std Light" fo:color="#3c4b5e"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body>
    <office:drawing>
      <draw:page draw:name="page1" draw:style-name="dp1" draw:master-page-name="Default">
        <draw:g draw:name="Group 16">
          <draw:custom-shape draw:name="Rectangle 17" draw:style-name="gr1" draw:text-style-name="P1" draw:layer="layout" svg:width="1.55cm" svg:height="0.754cm" svg:x="4.749cm" svg:y="4.412cm">
            <text:p/>
            <draw:enhanced-geometry svg:viewBox="0 0 21600 21600" draw:type="rectangle" draw:enhanced-path="M 0 0 L 21600 0 21600 21600 0 21600 0 0 Z N"/>
          </draw:custom-shape>
          <draw:custom-shape draw:name="Rectangle 18" draw:style-name="gr2" draw:text-style-name="P2" draw:layer="layout" svg:width="0.362cm" svg:height="0.304cm" svg:x="5.937cm" svg:y="4.412cm">
            <text:p/>
            <draw:enhanced-geometry svg:viewBox="0 0 21600 21600" draw:type="rectangle" draw:enhanced-path="M 0 0 L 21600 0 21600 21600 0 21600 0 0 Z N"/>
          </draw:custom-shape>
        </draw:g>
        <draw:g draw:name="Group 22">
          <draw:custom-shape draw:name="Rectangle 23" draw:style-name="gr1" draw:text-style-name="P1" xml:id="id3" draw:id="id3" draw:layer="layout" svg:width="1.55cm" svg:height="0.754cm" svg:x="4.749cm" svg:y="6.516cm">
            <text:p/>
            <draw:enhanced-geometry svg:viewBox="0 0 21600 21600" draw:type="rectangle" draw:enhanced-path="M 0 0 L 21600 0 21600 21600 0 21600 0 0 Z N"/>
          </draw:custom-shape>
          <draw:custom-shape draw:name="Rectangle 24" draw:style-name="gr2" draw:text-style-name="P2" draw:layer="layout" svg:width="0.362cm" svg:height="0.304cm" svg:x="5.937cm" svg:y="6.516cm">
            <text:p/>
            <draw:enhanced-geometry svg:viewBox="0 0 21600 21600" draw:type="rectangle" draw:enhanced-path="M 0 0 L 21600 0 21600 21600 0 21600 0 0 Z N"/>
          </draw:custom-shape>
        </draw:g>
        <draw:connector draw:name="Straight Arrow Connector 26" draw:style-name="gr3" draw:text-style-name="P3" draw:layer="layout" draw:type="line" svg:x1="7.257cm" svg:y1="1.819cm" svg:x2="6.407cm" svg:y2="1.355cm" svg:d="M7257 1819l-850-464" svg:viewBox="0 0 851 465">
          <text:p/>
        </draw:connector>
        <draw:connector draw:name="Straight Arrow Connector 28" draw:style-name="gr3" draw:text-style-name="P3" draw:layer="layout" draw:type="line" svg:x1="7.343cm" svg:y1="1.951cm" svg:x2="6.407cm" svg:y2="2.469cm" draw:start-shape="id1" draw:start-glue-point="3" svg:d="M7343 1951l-936 518" svg:viewBox="0 0 937 519">
          <text:p/>
        </draw:connector>
        <draw:connector draw:name="Straight Arrow Connector 34" draw:style-name="gr3" draw:text-style-name="P3" draw:layer="layout" draw:type="line" svg:x1="4.307cm" svg:y1="3.179cm" svg:x2="4.309cm" svg:y2="5.624cm" svg:d="M4307 3179l2 2445" svg:viewBox="0 0 3 2446">
          <text:p/>
        </draw:connector>
        <draw:custom-shape draw:name="TextBox 35" draw:style-name="gr4" draw:text-style-name="P5" draw:layer="layout" svg:width="4.066cm" svg:height="1.023cm" draw:transform="rotate (1.5707963267949) translate (3.193cm 6.416cm)">
          <text:p text:style-name="P4"><text:span text:style-name="T1">Older pages</text:span></text:p>
          <draw:enhanced-geometry svg:viewBox="0 0 21600 21600" draw:type="mso-spt202" draw:enhanced-path="M 0 0 L 21600 0 21600 21600 0 21600 0 0 Z N"/>
        </draw:custom-shape>
        <draw:custom-shape draw:name="Decision 36" draw:style-name="gr5" draw:text-style-name="P7" xml:id="id2" draw:id="id2" draw:layer="layout" svg:width="2.644cm" svg:height="1.168cm" svg:x="4.202cm" svg:y="7.724cm">
          <text:p text:style-name="P6"><text:span text:style-name="T2">A=?</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TextBox 37" draw:style-name="gr6" draw:text-style-name="P8" draw:layer="layout" svg:width="0.816cm" svg:height="0.937cm" svg:x="6.35cm" svg:y="8.283cm">
          <text:p text:style-name="P4"><text:span text:style-name="T2">1</text:span></text:p>
          <draw:enhanced-geometry svg:viewBox="0 0 21600 21600" draw:type="mso-spt202" draw:enhanced-path="M 0 0 L 21600 0 21600 21600 0 21600 0 0 Z N"/>
        </draw:custom-shape>
        <draw:custom-shape draw:name="TextBox 38" draw:style-name="gr7" draw:text-style-name="P8" draw:layer="layout" svg:width="0.816cm" svg:height="0.937cm" svg:x="3.703cm" svg:y="8.283cm">
          <text:p text:style-name="P4"><text:span text:style-name="T2">0</text:span></text:p>
          <draw:enhanced-geometry svg:viewBox="0 0 21600 21600" draw:type="mso-spt202" draw:enhanced-path="M 0 0 L 21600 0 21600 21600 0 21600 0 0 Z N"/>
        </draw:custom-shape>
        <draw:connector draw:name="Elbow Connector 43" draw:style-name="gr8" draw:text-style-name="P3" draw:layer="layout" draw:line-skew="0.586cm" svg:x1="6.846cm" svg:y1="8.308cm" svg:x2="8.714cm" svg:y2="5.067cm" draw:start-shape="id2" draw:start-glue-point="7" svg:d="M6846 8308h1869v-3241h-1" svg:viewBox="0 0 1870 3242">
          <text:p/>
        </draw:connector>
        <draw:connector draw:name="Straight Arrow Connector 45" draw:style-name="gr3" draw:text-style-name="P3" draw:layer="layout" draw:type="line" svg:x1="5.524cm" svg:y1="7.27cm" svg:x2="5.524cm" svg:y2="7.724cm" draw:start-shape="id3" draw:start-glue-point="2" draw:end-shape="id2" draw:end-glue-point="4" svg:d="M5524 7270v454" svg:viewBox="0 0 1 455">
          <text:p/>
        </draw:connector>
        <draw:connector draw:name="Elbow Connector 51" draw:style-name="gr8" draw:text-style-name="P3" draw:layer="layout" draw:line-skew="0.479cm" svg:x1="4.202cm" svg:y1="8.308cm" svg:x2="3.202cm" svg:y2="7.743cm" draw:start-shape="id2" draw:start-glue-point="5" svg:d="M4202 8308h-369v-565h-631" svg:viewBox="0 0 1001 566">
          <text:p/>
        </draw:connector>
        <draw:connector draw:name="Elbow Connector 57" draw:style-name="gr8" draw:text-style-name="P3" draw:layer="layout" draw:line-skew="-2.165cm" svg:x1="8.715cm" svg:y1="4.312cm" svg:x2="5.524cm" svg:y2="1.095cm" svg:d="M8715 4312v-3773h-3191v556" svg:viewBox="0 0 3192 3774">
          <text:p/>
        </draw:connector>
        <draw:custom-shape draw:name="TextBox 58" draw:style-name="gr9" draw:text-style-name="P9" draw:layer="layout" svg:width="3.287cm" svg:height="2.289cm" svg:x="7.589cm" svg:y="8.397cm">
          <text:p text:style-name="P4"><text:span text:style-name="T2">Clear A bit and recycle</text:span></text:p>
          <draw:enhanced-geometry svg:viewBox="0 0 21600 21600" draw:type="mso-spt202" draw:enhanced-path="M 0 0 L 21600 0 21600 21600 0 21600 0 0 Z N"/>
        </draw:custom-shape>
        <draw:custom-shape draw:name="Explosion 1 42" draw:style-name="gr10" draw:text-style-name="P10" draw:layer="layout" svg:width="3.032cm" svg:height="2.854cm" svg:x="0.369cm" svg:y="6.299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5" draw:style-name="gr11" draw:text-style-name="P12" draw:layer="layout" svg:width="2.171cm" svg:height="1.023cm" svg:x="0.793cm" svg:y="7.278cm">
          <text:p text:style-name="P11"><text:span text:style-name="T3">Evict</text:span></text:p>
          <draw:enhanced-geometry svg:viewBox="0 0 21600 21600" draw:type="mso-spt202" draw:enhanced-path="M 0 0 L 21600 0 21600 21600 0 21600 0 0 Z N"/>
        </draw:custom-shape>
        <draw:g draw:name="Group 22">
          <draw:custom-shape draw:name="Rectangle 23" draw:style-name="gr1" draw:text-style-name="P1" draw:layer="layout" svg:width="1.55cm" svg:height="0.754cm" svg:x="4.749cm" svg:y="5.477cm">
            <text:p/>
            <draw:enhanced-geometry svg:viewBox="0 0 21600 21600" draw:type="rectangle" draw:enhanced-path="M 0 0 L 21600 0 21600 21600 0 21600 0 0 Z N"/>
          </draw:custom-shape>
          <draw:custom-shape draw:name="Rectangle 24" draw:style-name="gr12" draw:text-style-name="P13" draw:layer="layout" svg:width="0.362cm" svg:height="0.304cm" svg:x="5.937cm" svg:y="5.477cm">
            <text:p/>
            <draw:enhanced-geometry svg:viewBox="0 0 21600 21600" draw:type="rectangle" draw:enhanced-path="M 0 0 L 21600 0 21600 21600 0 21600 0 0 Z N"/>
          </draw:custom-shape>
        </draw:g>
        <draw:g draw:name="Group 22">
          <draw:custom-shape draw:name="Rectangle 23" draw:style-name="gr1" draw:text-style-name="P1" draw:layer="layout" svg:width="1.55cm" svg:height="0.754cm" svg:x="4.749cm" svg:y="3.346cm">
            <text:p/>
            <draw:enhanced-geometry svg:viewBox="0 0 21600 21600" draw:type="rectangle" draw:enhanced-path="M 0 0 L 21600 0 21600 21600 0 21600 0 0 Z N"/>
          </draw:custom-shape>
          <draw:custom-shape draw:name="Rectangle 24" draw:style-name="gr12" draw:text-style-name="P13" draw:layer="layout" svg:width="0.362cm" svg:height="0.304cm" svg:x="5.937cm" svg:y="3.346cm">
            <text:p/>
            <draw:enhanced-geometry svg:viewBox="0 0 21600 21600" draw:type="rectangle" draw:enhanced-path="M 0 0 L 21600 0 21600 21600 0 21600 0 0 Z N"/>
          </draw:custom-shape>
        </draw:g>
        <draw:g draw:name="Group 22">
          <draw:custom-shape draw:name="Rectangle 23" draw:style-name="gr1" draw:text-style-name="P1" draw:layer="layout" svg:width="1.55cm" svg:height="0.754cm" svg:x="4.749cm" svg:y="2.281cm">
            <text:p/>
            <draw:enhanced-geometry svg:viewBox="0 0 21600 21600" draw:type="rectangle" draw:enhanced-path="M 0 0 L 21600 0 21600 21600 0 21600 0 0 Z N"/>
          </draw:custom-shape>
          <draw:custom-shape draw:name="Rectangle 24" draw:style-name="gr12" draw:text-style-name="P13" draw:layer="layout" svg:width="0.362cm" svg:height="0.304cm" svg:x="5.937cm" svg:y="2.281cm">
            <text:p/>
            <draw:enhanced-geometry svg:viewBox="0 0 21600 21600" draw:type="rectangle" draw:enhanced-path="M 0 0 L 21600 0 21600 21600 0 21600 0 0 Z N"/>
          </draw:custom-shape>
        </draw:g>
        <draw:g draw:name="Group 22">
          <draw:custom-shape draw:name="Rectangle 23" draw:style-name="gr1" draw:text-style-name="P1" draw:layer="layout" svg:width="1.55cm" svg:height="0.754cm" svg:x="4.749cm" svg:y="1.216cm">
            <text:p/>
            <draw:enhanced-geometry svg:viewBox="0 0 21600 21600" draw:type="rectangle" draw:enhanced-path="M 0 0 L 21600 0 21600 21600 0 21600 0 0 Z N"/>
          </draw:custom-shape>
          <draw:custom-shape draw:name="Rectangle 24" draw:style-name="gr12" draw:text-style-name="P13" draw:layer="layout" svg:width="0.362cm" svg:height="0.304cm" svg:x="5.937cm" svg:y="1.216cm">
            <text:p/>
            <draw:enhanced-geometry svg:viewBox="0 0 21600 21600" draw:type="rectangle" draw:enhanced-path="M 0 0 L 21600 0 21600 21600 0 21600 0 0 Z N"/>
          </draw:custom-shape>
        </draw:g>
        <draw:g draw:name="Group 22">
          <draw:custom-shape draw:name="Rectangle 23" draw:style-name="gr1" draw:text-style-name="P1" draw:layer="layout" svg:width="1.55cm" svg:height="0.754cm" svg:x="7.949cm" svg:y="4.316cm">
            <text:p/>
            <draw:enhanced-geometry svg:viewBox="0 0 21600 21600" draw:type="rectangle" draw:enhanced-path="M 0 0 L 21600 0 21600 21600 0 21600 0 0 Z N"/>
          </draw:custom-shape>
          <draw:custom-shape draw:name="Rectangle 24" draw:style-name="gr12" draw:text-style-name="P13" draw:layer="layout" svg:width="0.362cm" svg:height="0.304cm" svg:x="9.137cm" svg:y="4.316cm">
            <text:p/>
            <draw:enhanced-geometry svg:viewBox="0 0 21600 21600" draw:type="rectangle" draw:enhanced-path="M 0 0 L 21600 0 21600 21600 0 21600 0 0 Z N"/>
          </draw:custom-shape>
        </draw:g>
        <draw:custom-shape draw:name="TextBox 27" draw:style-name="gr13" draw:text-style-name="P14" xml:id="id1" draw:id="id1" draw:layer="layout" svg:width="1.625cm" svg:height="0.763cm" svg:x="7.343cm" svg:y="1.57cm">
          <text:p text:style-name="P4"><text:span text:style-name="T1">A bits</text:span></text:p>
          <draw:enhanced-geometry svg:viewBox="0 0 21600 21600" draw:type="mso-spt202"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Helvetica LT Std Light" svg:font-family="'Helvetica LT Std Light'" style:font-pitch="variable"/>
    <style:font-face style:name="MS Gothic1" svg:font-family="'MS Gothic'" style:font-pitch="variable"/>
    <style:font-face style:name="MS PGothic" svg:font-family="'MS PGothic'" style:font-pitch="variable"/>
    <style:font-face style:name="Tahoma1"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315 315" svg:d="M158 0l157 287-47 28-110-202-111 202-47-28z"/>
    <style:default-style style:family="graphic">
      <style:graphic-properties svg:stroke-color="#3465a4" draw:fill-color="#729fcf" fo:wrap-option="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2"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0.795cm" fo:page-height="10.79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8T17:12:41</meta:creation-date>
    <dc:date>2018-08-28T15:13:44.573619000</dc:date>
    <meta:editing-duration>PT9M47S</meta:editing-duration>
    <meta:editing-cycles>4</meta:editing-cycles>
    <meta:generator>NeoOffice/3.2017.12$MacOSX_X86_64 NeoOffice_project/0</meta:generator>
    <meta:document-statistic meta:object-count="36"/>
  </office:meta>
</office:document-meta>
</file>